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2917in" fo:margin-left="0in" fo:margin-top="0in" fo:margin-bottom="0in" table:align="left"/>
    </style:style>
    <style:style style:name="Table1.A" style:family="table-column">
      <style:table-column-properties style:column-width="1.6979in"/>
    </style:style>
    <style:style style:name="Table1.B" style:family="table-column">
      <style:table-column-properties style:column-width="5.5931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7535in" fo:keep-together="auto"/>
    </style:style>
    <style:style style:name="Table1.3" style:family="table-row">
      <style:table-row-properties style:min-row-height="0.5868in" fo:keep-together="auto"/>
    </style:style>
    <style:style style:name="Table1.4" style:family="table-row">
      <style:table-row-properties style:min-row-height="0.9514in" fo:keep-together="auto"/>
    </style:style>
    <style:style style:name="Table1.9" style:family="table-row">
      <style:table-row-properties style:min-row-height="0.5556in" fo:keep-together="auto"/>
    </style:style>
    <style:style style:name="Table1.10" style:family="table-row">
      <style:table-row-properties style:min-row-height="0.4583in" fo:keep-together="auto"/>
    </style:style>
    <style:style style:name="Table1.11" style:family="table-row">
      <style:table-row-properties style:min-row-height="0.8333in" fo:keep-together="auto"/>
    </style:style>
    <style:style style:name="P1" style:family="paragraph" style:parent-style-name="Standard">
      <style:paragraph-properties fo:margin-left="0in" fo:margin-right="0.0626in" fo:text-indent="0in" style:auto-text-indent="false"/>
    </style:style>
    <style:style style:name="P2" style:family="paragraph" style:parent-style-name="Standard">
      <style:paragraph-properties fo:margin-left="0in" fo:margin-right="0.0626in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</style:style>
    <style:style style:name="P4" style:family="paragraph" style:parent-style-name="Standard" style:list-style-name="WWNum1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.0626in" fo:margin-top="0in" fo:margin-bottom="0in" loext:contextual-spacing="false" fo:line-height="100%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6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17" style:family="paragraph" style:parent-style-name="Heading_20_3" style:master-page-name="Standard">
      <style:paragraph-properties fo:margin-left="0.0626in" fo:margin-right="0.0626in" fo:margin-top="0.1945in" fo:margin-bottom="0.0555in" loext:contextual-spacing="false" fo:line-height="100%" fo:keep-together="auto" fo:text-indent="0in" style:auto-text-indent="false" style:page-number="1" fo:keep-with-next="auto"/>
      <style:text-properties fo:font-size="13pt" style:font-size-asian="13pt" style:font-size-complex="13pt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4" style:family="text">
      <style:text-properties fo:color="#666666" style:font-name="Calibri" style:font-name-asian="Calibri1" style:font-name-complex="Calibri1"/>
    </style:style>
    <style:style style:name="T5" style:family="text">
      <style:text-properties fo:font-variant="normal" fo:text-transform="none" fo:color="#0db7ed" style:text-line-through-style="none" style:text-line-through-type="none" style:text-position="0% 100%" style:font-name="Verdana" fo:font-size="15pt" fo:font-style="normal" style:text-underline-style="none" fo:font-weight="normal" style:font-name-asian="Verdana1" style:font-size-asian="15pt" style:font-style-asian="normal" style:font-weight-asian="normal" style:font-name-complex="Verdana1" style:font-size-complex="15pt" style:font-style-complex="normal" style:font-weight-complex="normal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7" style:family="text">
      <style:text-properties fo:color="#384d54" fo:font-size="9pt" style:font-size-asian="9pt" style:font-size-complex="9pt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55v84syue4v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🧩 Concepto</text:span></text:p>
          </table:table-cell>
          <table:table-cell table:style-name="Table1.A1" office:value-type="string">
            <text:p text:style-name="P2"><text:span text:style-name="T1">💡 Explicación Útil y Aplicación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1">🔷 ¿Qué es Flutter?</text:span></text:p>
          </table:table-cell>
          <table:table-cell table:style-name="Table1.A1" office:value-type="string">
            <text:p text:style-name="P3">Framework de Google para crear apps nativas multiplataforma (Android, iOS, Web, Desktop) desde una sola base de código. Usa UI declarativa, Hot Reload y tiene un motor gráfico propio.</text:p>
          </table:table-cell>
        </table:table-row>
        <table:table-row table:style-name="Table1.3">
          <table:table-cell table:style-name="Table1.A1" office:value-type="string">
            <text:p text:style-name="P1"><text:span text:style-name="T1">💻 ¿Por qué usar Dart?</text:span></text:p>
          </table:table-cell>
          <table:table-cell table:style-name="Table1.A1" office:value-type="string">
            <text:p text:style-name="P3">Lenguaje rápido y moderno que permite Hot Reload y compila a código nativo o JavaScript. Ideal para interfaces reactivas.</text:p>
          </table:table-cell>
        </table:table-row>
        <table:table-row table:style-name="Table1.4">
          <table:table-cell table:style-name="Table1.A1" office:value-type="string">
            <text:p text:style-name="P1"><text:span text:style-name="T1">🚀 Ventajas clave</text:span></text:p>
          </table:table-cell>
          <table:table-cell table:style-name="Table1.A1" office:value-type="string">
            <text:list xml:id="list2158689765" text:style-name="WWNum1">
              <text:list-item>
                <text:p text:style-name="P4">Código único para todas las plataformas.</text:p>
              </text:list-item>
              <text:list-item>
                <text:p text:style-name="P4">UI personalizada y consistente.</text:p>
              </text:list-item>
              <text:list-item>
                <text:p text:style-name="P4">Comunidad activa y herramientas avanzadas.</text:p>
              </text:list-item>
              <text:list-item>
                <text:p text:style-name="P4">Alto rendimiento sin puente JS.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1"><text:span text:style-name="T1">📦 Widgets esenciales</text:span></text:p>
          </table:table-cell>
          <table:table-cell table:style-name="Table1.A1" office:value-type="string">
            <text:list xml:id="list1325041131" text:style-name="WWNum5">
              <text:list-item>
                <text:p text:style-name="P5">MaterialApp: raíz de la app.</text:p>
              </text:list-item>
              <text:list-item>
                <text:p text:style-name="P5">Scaffold: estructura de cada pantalla (AppBar, Body, Drawer, FAB).</text:p>
              </text:list-item>
              <text:list-item>
                <text:p text:style-name="P5">Todo es un widget (como muñecas rusas: se anidan).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1"><text:span text:style-name="T1">🛠️ Comandos útiles</text:span></text:p>
          </table:table-cell>
          <table:table-cell table:style-name="Table1.A1" office:value-type="string">
            <text:list xml:id="list2063637036" text:style-name="WWNum3">
              <text:list-item>
                <text:p text:style-name="P6">flutter create mi_app → crear proyecto.</text:p>
              </text:list-item>
              <text:list-item>
                <text:p text:style-name="P6">flutter run -d chrome → ejecutar en navegador.</text:p>
              </text:list-item>
              <text:list-item>
                <text:p text:style-name="P6">flutter build apk/web → generar binarios.</text:p>
              </text:list-item>
              <text:list-item>
                <text:p text:style-name="P6">flutter pub get/add → gestionar dependencia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><text:span text:style-name="T1">📂 pubspec.yaml</text:span></text:p>
          </table:table-cell>
          <table:table-cell table:style-name="Table1.A1" office:value-type="string">
            <text:p text:style-name="P3">Archivo central donde defines:</text:p>
            <text:list xml:id="list2041003242" text:style-name="WWNum2">
              <text:list-item>
                <text:p text:style-name="P7">Nombre, versión, assets e iconos.</text:p>
              </text:list-item>
              <text:list-item>
                <text:p text:style-name="P7">Paquetes como http, provider, flutter_localization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><text:span text:style-name="T1">♻️ Hot Reload vs Hot Restart</text:span></text:p>
          </table:table-cell>
          <table:table-cell table:style-name="Table1.A1" office:value-type="string">
            <text:list xml:id="list1147702793" text:style-name="WWNum6">
              <text:list-item>
                <text:p text:style-name="P8">Hot Reload (r): cambios visuales rápidos, conserva el estado.</text:p>
              </text:list-item>
              <text:list-item>
                <text:p text:style-name="P8">Hot Restart (R): reinicia toda la app, útil para cambios estructurales.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1"><text:span text:style-name="T1">🧪 Testing básico</text:span></text:p>
          </table:table-cell>
          <table:table-cell table:style-name="Table1.A1" office:value-type="string">
            <text:p text:style-name="P3">Crea archivos *_test.dart en /test. Usa flutter test para validarlos. Ejemplo: expect(sumar(2, 3), 5);</text:p>
          </table:table-cell>
        </table:table-row>
        <table:table-row table:style-name="Table1.10">
          <table:table-cell table:style-name="Table1.A1" office:value-type="string">
            <text:p text:style-name="P1"><text:span text:style-name="T1">🧰 Herramientas clave</text:span></text:p>
          </table:table-cell>
          <table:table-cell table:style-name="Table1.A1" office:value-type="string">
            <text:list xml:id="list2851503052" text:style-name="WWNum4">
              <text:list-item>
                <text:p text:style-name="P9">Dart DevTools: inspección, rendimiento, memoria.</text:p>
              </text:list-item>
              <text:list-item>
                <text:p text:style-name="P9">VS Code Extensions: Flutter, Dart, Snippets, Pubspec Assist.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1"><text:span text:style-name="T1">📤 Despliegue multiplataforma</text:span></text:p>
          </table:table-cell>
          <table:table-cell table:style-name="Table1.A1" office:value-type="string">
            <text:p text:style-name="P3">Usa flutter build + plataforma (apk, web, windows, etc.).</text:p>
            <text:list xml:id="list762096479" text:style-name="WWNum7">
              <text:list-item>
                <text:p text:style-name="P10">Web: usa canvaskit para mejor renderizado.</text:p>
              </text:list-item>
              <text:list-item>
                <text:p text:style-name="P10">Android/iOS: firmar y subir a tiendas.</text:p>
              </text:list-item>
              <text:list-item>
                <text:p text:style-name="P10">Desktop: compilar para distribución directa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666666" style:font-name="Calibri" style:font-name-asian="Calibri1" style:font-name-complex="Calibri1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Introducción a Flutter</text:span><draw:frame draw:style-name="Mfr1" draw:name="image1.png" text:anchor-type="char" svg:x="6.552in" svg:y="0.2709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4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39" meta:word-count="278" meta:character-count="1733" meta:non-whitespace-character-count="1513"/>
    <meta:generator>LibreOfficeDev/6.0.5.2$Linux_X86_64 LibreOffice_project/</meta:generator>
  </office:meta>
</office:document-meta>
</file>